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465fb" officeooo:paragraph-rsid="000465fb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465fb" officeooo:paragraph-rsid="000465fb" style:font-weight-asian="bold" style:font-weight-complex="bold"/>
    </style:style>
    <style:style style:name="P3" style:family="paragraph" style:parent-style-name="Standard">
      <style:text-properties officeooo:rsid="000465fb" officeooo:paragraph-rsid="000465fb"/>
    </style:style>
    <style:style style:name="P4" style:family="paragraph" style:parent-style-name="Standard">
      <style:text-properties fo:font-weight="bold" officeooo:rsid="000590c8" officeooo:paragraph-rsid="000590c8" style:font-weight-asian="bold" style:font-weight-complex="bold"/>
    </style:style>
    <style:style style:name="P5" style:family="paragraph" style:parent-style-name="Standard">
      <style:text-properties fo:font-weight="normal" officeooo:rsid="000590c8" officeooo:paragraph-rsid="000590c8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rabajadores.</text:p>
      <text:p text:style-name="P1">Front-end:</text:p>
      <text:p text:style-name="P3">Son aquellos que programan lo que se vé en una página web, saben usar html y css, principalmente.</text:p>
      <text:p text:style-name="P4"/>
      <text:p text:style-name="P4">Back-end:</text:p>
      <text:p text:style-name="P5">Son los programadores que se dedican, en una pagina web, en el apartado del servidor y en que el usurario no tiene acceso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8T08:51:31.260992132</meta:creation-date>
    <dc:date>2022-10-20T09:56:01.675957204</dc:date>
    <meta:editing-duration>PT1H22M1S</meta:editing-duration>
    <meta:editing-cycles>2</meta:editing-cycles>
    <meta:generator>LibreOffice/7.4.1.2$Linux_X86_64 LibreOffice_project/40$Build-2</meta:generator>
    <meta:document-statistic meta:table-count="0" meta:image-count="0" meta:object-count="0" meta:page-count="1" meta:paragraph-count="5" meta:word-count="44" meta:character-count="251" meta:non-whitespace-character-count="212"/>
  </office:meta>
</office:document-meta>
</file>